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2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6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7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10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14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15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17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21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22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24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28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29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31" style:family="graphic" style:parent-style-name="standard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35" style:family="graphic" style:parent-style-name="standard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36" style:family="graphic" style:parent-style-name="standard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38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42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43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45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48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49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50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51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52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56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57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58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59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0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62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63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64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65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66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7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69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70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71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72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73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74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75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76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77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78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79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80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81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82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83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84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85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86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87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88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90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91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92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93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94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95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96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97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98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99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100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101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02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104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105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106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107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108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09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110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111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112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113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114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115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16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117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118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119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120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121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122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23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124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125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126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127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gr128" style:family="graphic" style:parent-style-name="standard" style:list-style-name="L1">
      <style:graphic-properties draw:stroke="solid" svg:stroke-width="0.071cm" svg:stroke-color="#254061" draw:fill="solid" draw:fill-color="#b9cde5" draw:textarea-vertical-align="middle" draw:auto-grow-height="false" fo:padding-top="0.125cm" fo:padding-bottom="0.125cm" fo:padding-left="0cm" fo:padding-right="0cm" fo:wrap-option="wrap"/>
    </style:style>
    <style:style style:name="gr129" style:family="graphic" style:parent-style-name="standard" style:list-style-name="L1">
      <style:graphic-properties draw:stroke="solid" svg:stroke-width="0.071cm" svg:stroke-color="#254061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30" style:family="graphic" style:parent-style-name="standard" style:list-style-name="L1">
      <style:graphic-properties draw:stroke="solid" svg:stroke-width="0.071cm" svg:stroke-color="#254061" draw:fill="solid" draw:fill-color="#c6d9f1" draw:textarea-vertical-align="top" draw:auto-grow-height="false" fo:padding-top="0.125cm" fo:padding-bottom="0.125cm" fo:padding-left="0.25cm" fo:padding-right="0.25cm" fo:wrap-option="wrap"/>
    </style:style>
    <style:style style:name="gr131" style:family="graphic" style:parent-style-name="standard" style:list-style-name="L1">
      <style:graphic-properties draw:stroke="solid" svg:stroke-width="0.071cm" svg:stroke-color="#254061" draw:fill="solid" draw:fill-color="#dce6f2" draw:textarea-vertical-align="top" draw:auto-grow-height="false" fo:padding-top="0.1cm" fo:padding-bottom="0.125cm" fo:padding-left="0.25cm" fo:padding-right="0.25cm" fo:wrap-option="wrap"/>
    </style:style>
    <style:style style:name="gr132" style:family="graphic" style:parent-style-name="standard" style:list-style-name="L1">
      <style:graphic-properties draw:stroke="solid" svg:stroke-width="0.071cm" svg:stroke-color="#254061" draw:fill="solid" draw:fill-color="#ccf0cd" draw:opacity="20%" draw:textarea-vertical-align="middle" draw:auto-grow-height="false" fo:padding-top="0.125cm" fo:padding-bottom="0.125cm" fo:padding-left="0cm" fo:padding-right="0cm" fo:wrap-option="wrap"/>
    </style:style>
    <style:style style:name="gr133" style:family="graphic" style:parent-style-name="standard" style:list-style-name="L1">
      <style:graphic-properties draw:stroke="solid" svg:stroke-width="0.071cm" svg:stroke-color="#254061" draw:fill="solid" draw:fill-color="#e6e0ec" draw:textarea-vertical-align="middle" draw:auto-grow-height="false" fo:padding-top="0.125cm" fo:padding-bottom="0.125cm" fo:padding-left="0cm" fo:padding-right="0cm" fo:wrap-option="no-wrap"/>
    </style:style>
    <style:style style:name="gr134" style:family="graphic" style:parent-style-name="standard" style:list-style-name="L1">
      <style:graphic-properties draw:stroke="solid" svg:stroke-width="0.071cm" svg:stroke-color="#254061" draw:fill="solid" draw:fill-color="#ffffff" draw:textarea-vertical-align="top" draw:auto-grow-height="false" fo:padding-top="0.1cm" fo:padding-bottom="0.125cm" fo:padding-left="0.25cm" fo:padding-right="0.25cm" fo:wrap-option="wrap"/>
    </style:style>
    <style:style style:name="pr1" style:family="presentation" style:parent-style-name="Default-title">
      <style:graphic-properties fo:min-height="4.082cm"/>
    </style:style>
    <style:style style:name="pr2" style:family="presentation" style:parent-style-name="Default-outline1">
      <style:graphic-properties fo:min-height="12.57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style:font-independent-line-spacing="true"/>
      <style:text-properties fo:font-size="18pt"/>
    </style:style>
    <style:style style:name="T1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97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1" draw:text-style-name="P2" draw:layer="layout" svg:width="1.999cm" svg:height="1.499cm" svg:x="0.11cm" svg:y="0.305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2" draw:layer="layout" svg:width="20.499cm" svg:height="1.499cm" svg:x="2.31cm" svg:y="0.305cm">
          <text:p text:style-name="P1"><text:span text:style-name="T2">Estimate Buyer Savings</text:span></text:p>
          <draw:enhanced-geometry svg:viewBox="0 0 21600 21600" draw:type="rectangle" draw:enhanced-path="M 0 0 L 21600 0 21600 21600 0 21600 0 0 Z N"/>
        </draw:custom-shape>
        <draw:custom-shape draw:name="Rectangle 6" draw:style-name="gr3" draw:text-style-name="P4" draw:layer="layout" svg:width="27.299cm" svg:height="6.499cm" svg:x="0.11cm" svg:y="2.286cm">
          <text:p text:style-name="P3"><text:span text:style-name="T3">As a potential buyer, I want the system to calculate the amount of energy I'll produce with my solar panels, so I can estimate my savings.</text:span></text:p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4" draw:layer="layout" svg:width="27.299cm" svg:height="4.499cm" svg:x="0.11cm" svg:y="9.266cm">
          <text:p text:style-name="P3"><text:span text:style-name="T1">Acceptance Criteria</text:span></text:p>
          <text:p text:style-name="P3"><text:span text:style-name="T1"><text:s text:c="2"/></text:span><text:span text:style-name="T1">System displays amount of energy to be produced in Kilowatts</text:span></text:p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2" draw:layer="layout" svg:width="1.999cm" svg:height="1.499cm" svg:x="25.41cm" svg:y="0.3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2" draw:layer="layout" svg:width="2.199cm" svg:height="1.499cm" svg:x="23.01cm" svg:y="0.3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2" draw:style-name="gr7" draw:text-style-name="P4" draw:layer="layout" svg:width="27.299cm" svg:height="4.499cm" svg:x="0.11cm" svg:y="14.247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9" draw:text-style-name="P2" draw:layer="layout" svg:width="1.999cm" svg:height="1.499cm" svg:x="0.11cm" svg:y="0.305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10" draw:text-style-name="P2" draw:layer="layout" svg:width="20.499cm" svg:height="1.499cm" svg:x="2.31cm" svg:y="0.305cm">
          <text:p text:style-name="P1"><text:span text:style-name="T2">Best ROI for System</text:span></text:p>
          <draw:enhanced-geometry svg:viewBox="0 0 21600 21600" draw:type="rectangle" draw:enhanced-path="M 0 0 L 21600 0 21600 21600 0 21600 0 0 Z N"/>
        </draw:custom-shape>
        <draw:custom-shape draw:name="Rectangle 6" draw:style-name="gr11" draw:text-style-name="P4" draw:layer="layout" svg:width="27.299cm" svg:height="6.499cm" svg:x="0.11cm" svg:y="2.286cm">
          <text:p text:style-name="P3"><text:span text:style-name="T3">As a user I want to be able to compare solar panel prices, so I can get the best return on investment.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4" draw:layer="layout" svg:width="27.299cm" svg:height="4.499cm" svg:x="0.11cm" svg:y="9.266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text:span text:style-name="T1">System displays solar panels prices for different sizes and kinds of solar panels in a lis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3" draw:text-style-name="P2" draw:layer="layout" svg:width="1.999cm" svg:height="1.499cm" svg:x="25.41cm" svg:y="0.3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1" draw:style-name="gr14" draw:text-style-name="P2" draw:layer="layout" svg:width="2.199cm" svg:height="1.499cm" svg:x="23.01cm" svg:y="0.3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2" draw:style-name="gr15" draw:text-style-name="P4" draw:layer="layout" svg:width="27.299cm" svg:height="4.499cm" svg:x="0.11cm" svg:y="14.247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16" draw:text-style-name="P2" draw:layer="layout" svg:width="1.999cm" svg:height="1.499cm" svg:x="0.11cm" svg:y="0.305cm">
          <text:p/>
          <draw:enhanced-geometry svg:viewBox="0 0 21600 21600" draw:type="rectangle" draw:enhanced-path="M 0 0 L 21600 0 21600 21600 0 21600 0 0 Z N"/>
        </draw:custom-shape>
        <draw:custom-shape draw:name="Rectangle 5" draw:style-name="gr17" draw:text-style-name="P2" draw:layer="layout" svg:width="20.499cm" svg:height="1.499cm" svg:x="2.31cm" svg:y="0.305cm">
          <text:p text:style-name="P1"><text:span text:style-name="T2">User Enter's Own Details</text:span></text:p>
          <draw:enhanced-geometry svg:viewBox="0 0 21600 21600" draw:type="rectangle" draw:enhanced-path="M 0 0 L 21600 0 21600 21600 0 21600 0 0 Z N"/>
        </draw:custom-shape>
        <draw:custom-shape draw:name="Rectangle 6" draw:style-name="gr18" draw:text-style-name="P4" draw:layer="layout" svg:width="27.299cm" svg:height="6.499cm" svg:x="0.11cm" svg:y="2.286cm">
          <text:p text:style-name="P3"><text:span text:style-name="T3">As a user, I want to be able to enter my own details so I can compare competing scenarios.</text:span></text:p>
          <draw:enhanced-geometry svg:viewBox="0 0 21600 21600" draw:type="rectangle" draw:enhanced-path="M 0 0 L 21600 0 21600 21600 0 21600 0 0 Z N"/>
        </draw:custom-shape>
        <draw:custom-shape draw:name="Rectangle 7" draw:style-name="gr19" draw:text-style-name="P4" draw:layer="layout" svg:width="27.299cm" svg:height="4.499cm" svg:x="0.11cm" svg:y="9.266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text:span text:style-name="T1">System takes input via text boxes about users details for further calculation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20" draw:text-style-name="P2" draw:layer="layout" svg:width="1.999cm" svg:height="1.499cm" svg:x="25.41cm" svg:y="0.3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name="Rectangle 11" draw:style-name="gr21" draw:text-style-name="P2" draw:layer="layout" svg:width="2.199cm" svg:height="1.499cm" svg:x="23.01cm" svg:y="0.3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2" draw:style-name="gr22" draw:text-style-name="P4" draw:layer="layout" svg:width="27.299cm" svg:height="4.499cm" svg:x="0.11cm" svg:y="14.247cm">
          <text:p text:style-name="P3"><text:span text:style-name="T1">Notes</text:span></text:p>
          <text:list text:style-name="L2">
            <text:list-item>
              <text:p text:style-name="P3"><text:span text:style-name="T1"><text:s/></text:span><text:span text:style-name="T1">Realistic Defaults (Last tarrif value, average cloud cover, etc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name="Rectangle 3" draw:style-name="gr23" draw:text-style-name="P2" draw:layer="layout" svg:width="1.999cm" svg:height="1.499cm" svg:x="0.109cm" svg:y="0.304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24" draw:text-style-name="P2" draw:layer="layout" svg:width="20.499cm" svg:height="1.499cm" svg:x="2.309cm" svg:y="0.304cm">
          <text:p text:style-name="P1"><text:span text:style-name="T2">Electricity Generation 1</text:span></text:p>
          <draw:enhanced-geometry svg:viewBox="0 0 21600 21600" draw:type="rectangle" draw:enhanced-path="M 0 0 L 21600 0 21600 21600 0 21600 0 0 Z N"/>
        </draw:custom-shape>
        <draw:custom-shape draw:name="Rectangle 6" draw:style-name="gr25" draw:text-style-name="P4" draw:layer="layout" svg:width="27.299cm" svg:height="6.499cm" svg:x="0.109cm" svg:y="2.285cm">
          <text:p text:style-name="P3"><text:span text:style-name="T3">As a prospective purchaser I want to see how much electricity I am likely to generate in a year so that I can compare it to my actual usage</text:span></text:p>
          <draw:enhanced-geometry svg:viewBox="0 0 21600 21600" draw:type="rectangle" draw:enhanced-path="M 0 0 L 21600 0 21600 21600 0 21600 0 0 Z N"/>
        </draw:custom-shape>
        <draw:custom-shape draw:name="Rectangle 7" draw:style-name="gr26" draw:text-style-name="P4" draw:layer="layout" svg:width="27.299cm" svg:height="4.499cm" svg:x="0.109cm" svg:y="9.265cm">
          <text:p text:style-name="P3"><text:span text:style-name="T1">Acceptance Criteria</text:span></text:p>
          <text:p text:style-name="P3"><text:span text:style-name="T1"><text:s/></text:span><text:span text:style-name="T1">'Likely electricity generated per year'and'actual electricity usage' are displayed in Kilowatts</text:span></text:p>
          <draw:enhanced-geometry svg:viewBox="0 0 21600 21600" draw:type="rectangle" draw:enhanced-path="M 0 0 L 21600 0 21600 21600 0 21600 0 0 Z N"/>
        </draw:custom-shape>
        <draw:custom-shape draw:name="Rectangle 10" draw:style-name="gr27" draw:text-style-name="P2" draw:layer="layout" svg:width="1.999cm" svg:height="1.499cm" svg:x="25.409cm" svg:y="0.30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2" draw:layer="layout" svg:width="2.199cm" svg:height="1.499cm" svg:x="23.009cm" svg:y="0.30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2" draw:style-name="gr29" draw:text-style-name="P4" draw:layer="layout" svg:width="27.299cm" svg:height="4.499cm" svg:x="0.109cm" svg:y="14.246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name="Rectangle 3" draw:style-name="gr30" draw:text-style-name="P6" draw:layer="layout" svg:width="1.999cm" svg:height="1.499cm" svg:x="0.109cm" svg:y="0.304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31" draw:text-style-name="P6" draw:layer="layout" svg:width="20.499cm" svg:height="1.499cm" svg:x="2.309cm" svg:y="0.304cm">
          <text:p text:style-name="P1"><text:span text:style-name="T2">User's detailed report</text:span></text:p>
          <draw:enhanced-geometry svg:viewBox="0 0 21600 21600" draw:type="rectangle" draw:enhanced-path="M 0 0 L 21600 0 21600 21600 0 21600 0 0 Z N"/>
        </draw:custom-shape>
        <draw:custom-shape draw:name="Rectangle 6" draw:style-name="gr32" draw:text-style-name="P6" draw:layer="layout" svg:width="27.299cm" svg:height="6.499cm" svg:x="0.109cm" svg:y="2.285cm">
          <text:p text:style-name="P3"><text:span text:style-name="T3">As a user, I would like detailed information (report) on how installing a solar panel system would create long term savings.</text:span></text:p>
          <draw:enhanced-geometry svg:viewBox="0 0 21600 21600" draw:type="rectangle" draw:enhanced-path="M 0 0 L 21600 0 21600 21600 0 21600 0 0 Z N"/>
        </draw:custom-shape>
        <draw:custom-shape draw:name="Rectangle 7" draw:style-name="gr33" draw:text-style-name="P6" draw:layer="layout" svg:width="27.299cm" svg:height="4.499cm" svg:x="0.109cm" svg:y="9.265cm">
          <text:p text:style-name="P3"><text:span text:style-name="T1">Acceptance Criteria</text:span></text:p>
          <text:p text:style-name="P3"><text:span text:style-name="T1"><text:s/></text:span><text:span text:style-name="T1">Detailed information report shows installations costs, expected savings per year and amount of years it would take to start making profit.</text:span></text:p>
          <draw:enhanced-geometry svg:viewBox="0 0 21600 21600" draw:type="rectangle" draw:enhanced-path="M 0 0 L 21600 0 21600 21600 0 21600 0 0 Z N"/>
        </draw:custom-shape>
        <draw:custom-shape draw:name="Rectangle 10" draw:style-name="gr34" draw:text-style-name="P6" draw:layer="layout" svg:width="1.999cm" svg:height="1.499cm" svg:x="25.409cm" svg:y="0.30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1" draw:style-name="gr35" draw:text-style-name="P6" draw:layer="layout" svg:width="2.199cm" svg:height="1.499cm" svg:x="23.009cm" svg:y="0.30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2" draw:style-name="gr36" draw:text-style-name="P6" draw:layer="layout" svg:width="27.299cm" svg:height="4.499cm" svg:x="0.109cm" svg:y="14.246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name="Rectangle 3" draw:style-name="gr37" draw:text-style-name="P2" draw:layer="layout" svg:width="1.999cm" svg:height="1.499cm" svg:x="0.109cm" svg:y="0.304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38" draw:text-style-name="P2" draw:layer="layout" svg:width="20.499cm" svg:height="1.499cm" svg:x="2.309cm" svg:y="0.304cm">
          <text:p text:style-name="P1"><text:span text:style-name="T2">Data Entry Form</text:span></text:p>
          <draw:enhanced-geometry svg:viewBox="0 0 21600 21600" draw:type="rectangle" draw:enhanced-path="M 0 0 L 21600 0 21600 21600 0 21600 0 0 Z N"/>
        </draw:custom-shape>
        <draw:custom-shape draw:name="Rectangle 6" draw:style-name="gr39" draw:text-style-name="P4" draw:layer="layout" svg:width="27.299cm" svg:height="6.499cm" svg:x="0.109cm" svg:y="2.285cm">
          <text:p text:style-name="P3"><text:span text:style-name="T3">As the user, I would like an easy to read, usable, data entry form, so that I can enter the data.</text:span></text:p>
          <draw:enhanced-geometry svg:viewBox="0 0 21600 21600" draw:type="rectangle" draw:enhanced-path="M 0 0 L 21600 0 21600 21600 0 21600 0 0 Z N"/>
        </draw:custom-shape>
        <draw:custom-shape draw:name="Rectangle 7" draw:style-name="gr40" draw:text-style-name="P4" draw:layer="layout" svg:width="27.299cm" svg:height="4.499cm" svg:x="0.109cm" svg:y="9.265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text:span text:style-name="T1">System takes input via text boxes about users details for further calculation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41" draw:text-style-name="P2" draw:layer="layout" svg:width="1.999cm" svg:height="1.499cm" svg:x="25.409cm" svg:y="0.30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1" draw:style-name="gr42" draw:text-style-name="P2" draw:layer="layout" svg:width="2.199cm" svg:height="1.499cm" svg:x="23.009cm" svg:y="0.30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2" draw:style-name="gr43" draw:text-style-name="P4" draw:layer="layout" svg:width="27.299cm" svg:height="4.499cm" svg:x="0.109cm" svg:y="14.246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name="Rectangle 3" draw:style-name="gr44" draw:text-style-name="P2" draw:layer="layout" svg:width="1.999cm" svg:height="1.499cm" svg:x="0.109cm" svg:y="0.304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45" draw:text-style-name="P2" draw:layer="layout" svg:width="20.499cm" svg:height="1.499cm" svg:x="2.309cm" svg:y="0.304cm">
          <text:p text:style-name="P1"><text:span text:style-name="T2">Installers Clear Disclaimer</text:span></text:p>
          <draw:enhanced-geometry svg:viewBox="0 0 21600 21600" draw:type="rectangle" draw:enhanced-path="M 0 0 L 21600 0 21600 21600 0 21600 0 0 Z N"/>
        </draw:custom-shape>
        <draw:custom-shape draw:name="Rectangle 6" draw:style-name="gr46" draw:text-style-name="P4" draw:layer="layout" svg:width="27.299cm" svg:height="6.499cm" svg:x="0.109cm" svg:y="2.285cm">
          <text:p text:style-name="P3"><text:span text:style-name="T3">As an installation company I want a clear disclaimer to be shown to users so that they understand the nature of the estimate, its reliance on their data, and that the calculator is meant as a guide rather than an accurate tool.</text:span></text:p>
          <draw:enhanced-geometry svg:viewBox="0 0 21600 21600" draw:type="rectangle" draw:enhanced-path="M 0 0 L 21600 0 21600 21600 0 21600 0 0 Z N"/>
        </draw:custom-shape>
        <draw:custom-shape draw:name="Rectangle 7" draw:style-name="gr47" draw:text-style-name="P4" draw:layer="layout" svg:width="27.299cm" svg:height="4.499cm" svg:x="0.109cm" svg:y="9.265cm">
          <text:p text:style-name="P3"><text:span text:style-name="T1">Acceptance Criteria</text:span></text:p>
          <text:p text:style-name="P3"><text:span text:style-name="T1"><text:s text:c="2"/></text:span><text:span text:style-name="T1">Disclaimer meets requirements of company lawyers and of the owner.</text:span></text:p>
          <draw:enhanced-geometry svg:viewBox="0 0 21600 21600" draw:type="rectangle" draw:enhanced-path="M 0 0 L 21600 0 21600 21600 0 21600 0 0 Z N"/>
        </draw:custom-shape>
        <draw:custom-shape draw:name="Rectangle 10" draw:style-name="gr48" draw:text-style-name="P2" draw:layer="layout" svg:width="1.999cm" svg:height="1.499cm" svg:x="25.409cm" svg:y="0.30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1" draw:style-name="gr49" draw:text-style-name="P2" draw:layer="layout" svg:width="2.199cm" svg:height="1.499cm" svg:x="23.009cm" svg:y="0.30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name="Rectangle 12" draw:style-name="gr50" draw:text-style-name="P4" draw:layer="layout" svg:width="27.299cm" svg:height="4.499cm" svg:x="0.109cm" svg:y="14.246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51" draw:text-style-name="P2" draw:layer="layout" svg:width="1.999cm" svg:height="1.499cm" svg:x="0.11cm" svg:y="0.305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52" draw:text-style-name="P2" draw:layer="layout" svg:width="20.499cm" svg:height="1.499cm" svg:x="2.31cm" svg:y="0.305cm">
          <text:p text:style-name="P1"><text:span text:style-name="T2">Display figures for buyers</text:span></text:p>
          <draw:enhanced-geometry svg:viewBox="0 0 21600 21600" draw:type="rectangle" draw:enhanced-path="M 0 0 L 21600 0 21600 21600 0 21600 0 0 Z N"/>
        </draw:custom-shape>
        <draw:custom-shape draw:name="Rectangle 6" draw:style-name="gr53" draw:text-style-name="P4" draw:layer="layout" svg:width="27.299cm" svg:height="6.499cm" svg:x="0.11cm" svg:y="2.286cm">
          <text:p text:style-name="P3"><text:span text:style-name="T3">As a sales person I want to show figures to potential customers, so I can convince a customer to buy.</text:span></text:p>
          <draw:enhanced-geometry svg:viewBox="0 0 21600 21600" draw:type="rectangle" draw:enhanced-path="M 0 0 L 21600 0 21600 21600 0 21600 0 0 Z N"/>
        </draw:custom-shape>
        <draw:custom-shape draw:name="Rectangle 7" draw:style-name="gr54" draw:text-style-name="P4" draw:layer="layout" svg:width="27.299cm" svg:height="4.499cm" svg:x="0.11cm" svg:y="9.266cm">
          <text:p text:style-name="P3"><text:span text:style-name="T1">Acceptance Criteria</text:span></text:p>
          <text:p text:style-name="P3"><text:span text:style-name="T1"><text:s/></text:span><text:span text:style-name="T1">User can input location and calculate potential money earned.</text:span></text:p>
          <text:p text:style-name="P3"><text:span text:style-name="T1">System displays potential money earned over 25 years in optimal conditions.</text:span></text:p>
          <draw:enhanced-geometry svg:viewBox="0 0 21600 21600" draw:type="rectangle" draw:enhanced-path="M 0 0 L 21600 0 21600 21600 0 21600 0 0 Z N"/>
        </draw:custom-shape>
        <draw:custom-shape draw:name="Rectangle 10" draw:style-name="gr55" draw:text-style-name="P2" draw:layer="layout" svg:width="1.999cm" svg:height="1.499cm" svg:x="25.41cm" svg:y="0.3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1" draw:style-name="gr56" draw:text-style-name="P2" draw:layer="layout" svg:width="2.199cm" svg:height="1.499cm" svg:x="23.01cm" svg:y="0.3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name="Rectangle 12" draw:style-name="gr57" draw:text-style-name="P4" draw:layer="layout" svg:width="27.299cm" svg:height="4.499cm" svg:x="0.11cm" svg:y="14.247cm">
          <text:p text:style-name="P3"><text:span text:style-name="T1">Notes</text:span></text:p>
          <text:p text:style-name="P3"><text:span text:style-name="T1"><text:s/></text:span><text:span text:style-name="T1">What figures? Break even point? Change in power usage? Saving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name="Rectangle 3" draw:style-name="gr58" draw:text-style-name="P2" draw:layer="layout" svg:width="1.999cm" svg:height="1.499cm" svg:x="0.109cm" svg:y="0.304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59" draw:text-style-name="P2" draw:layer="layout" svg:width="20.499cm" svg:height="1.499cm" svg:x="2.309cm" svg:y="0.304cm">
          <text:p text:style-name="P1"><text:span text:style-name="T2">User compares locations</text:span></text:p>
          <draw:enhanced-geometry svg:viewBox="0 0 21600 21600" draw:type="rectangle" draw:enhanced-path="M 0 0 L 21600 0 21600 21600 0 21600 0 0 Z N"/>
        </draw:custom-shape>
        <draw:custom-shape draw:name="Rectangle 6" draw:style-name="gr60" draw:text-style-name="P4" draw:layer="layout" svg:width="27.299cm" svg:height="6.499cm" svg:x="0.109cm" svg:y="2.285cm">
          <text:p text:style-name="P3"><text:span text:style-name="T3">As a user I want to calculate numbers for any location, so I can compare locations.</text:span></text:p>
          <draw:enhanced-geometry svg:viewBox="0 0 21600 21600" draw:type="rectangle" draw:enhanced-path="M 0 0 L 21600 0 21600 21600 0 21600 0 0 Z N"/>
        </draw:custom-shape>
        <draw:custom-shape draw:name="Rectangle 7" draw:style-name="gr61" draw:text-style-name="P4" draw:layer="layout" svg:width="27.299cm" svg:height="4.499cm" svg:x="0.109cm" svg:y="9.265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text:span text:style-name="T1">System displays return of investment for any locatiion inputted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62" draw:text-style-name="P2" draw:layer="layout" svg:width="1.999cm" svg:height="1.499cm" svg:x="25.409cm" svg:y="0.30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1" draw:style-name="gr63" draw:text-style-name="P2" draw:layer="layout" svg:width="2.199cm" svg:height="1.499cm" svg:x="23.009cm" svg:y="0.30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name="Rectangle 12" draw:style-name="gr64" draw:text-style-name="P4" draw:layer="layout" svg:width="27.299cm" svg:height="4.499cm" svg:x="0.109cm" svg:y="14.246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65" draw:text-style-name="P2" draw:layer="layout" svg:width="1.999cm" svg:height="1.499cm" svg:x="0.11cm" svg:y="0.305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66" draw:text-style-name="P2" draw:layer="layout" svg:width="20.499cm" svg:height="1.499cm" svg:x="2.31cm" svg:y="0.305cm">
          <text:p text:style-name="P1"><text:span text:style-name="T2">Green's Requirement</text:span></text:p>
          <draw:enhanced-geometry svg:viewBox="0 0 21600 21600" draw:type="rectangle" draw:enhanced-path="M 0 0 L 21600 0 21600 21600 0 21600 0 0 Z N"/>
        </draw:custom-shape>
        <draw:custom-shape draw:name="Rectangle 6" draw:style-name="gr67" draw:text-style-name="P4" draw:layer="layout" svg:width="27.299cm" svg:height="6.499cm" svg:x="0.11cm" svg:y="2.286cm">
          <text:p text:style-name="P3"><text:span text:style-name="T3">As an environmentally concious person, I want to be able to calculate the amount of greenhouse gasses I'm wouldn't emit with the new solar panels, so I can estimate my impact on the environment.</text:span></text:p>
          <draw:enhanced-geometry svg:viewBox="0 0 21600 21600" draw:type="rectangle" draw:enhanced-path="M 0 0 L 21600 0 21600 21600 0 21600 0 0 Z N"/>
        </draw:custom-shape>
        <draw:custom-shape draw:name="Rectangle 7" draw:style-name="gr68" draw:text-style-name="P4" draw:layer="layout" svg:width="27.299cm" svg:height="4.499cm" svg:x="0.11cm" svg:y="9.266cm">
          <text:p text:style-name="P3"><text:span text:style-name="T1">Acceptance Criteria</text:span></text:p>
          <text:list text:style-name="L2">
            <text:list-item>
              <text:p text:style-name="P3"><text:span text:style-name="T1"><text:s text:c="2"/></text:span><text:span text:style-name="T1">System displays amount of greenhouse, gasses in ppm (parts per million), that would be generated by the electricity system without the solar panel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69" draw:text-style-name="P2" draw:layer="layout" svg:width="1.999cm" svg:height="1.499cm" svg:x="25.41cm" svg:y="0.3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name="Rectangle 11" draw:style-name="gr70" draw:text-style-name="P2" draw:layer="layout" svg:width="2.199cm" svg:height="1.499cm" svg:x="23.01cm" svg:y="0.3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name="Rectangle 12" draw:style-name="gr71" draw:text-style-name="P4" draw:layer="layout" svg:width="27.299cm" svg:height="4.499cm" svg:x="0.11cm" svg:y="14.247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72" draw:text-style-name="P2" draw:layer="layout" svg:width="1.999cm" svg:height="1.499cm" svg:x="0.11cm" svg:y="0.305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73" draw:text-style-name="P2" draw:layer="layout" svg:width="20.499cm" svg:height="1.499cm" svg:x="2.31cm" svg:y="0.305cm">
          <text:p text:style-name="P1"><text:span text:style-name="T2">Mobile User Compass</text:span></text:p>
          <draw:enhanced-geometry svg:viewBox="0 0 21600 21600" draw:type="rectangle" draw:enhanced-path="M 0 0 L 21600 0 21600 21600 0 21600 0 0 Z N"/>
        </draw:custom-shape>
        <draw:custom-shape draw:name="Rectangle 6" draw:style-name="gr74" draw:text-style-name="P4" draw:layer="layout" svg:width="27.299cm" svg:height="6.499cm" svg:x="0.11cm" svg:y="2.286cm">
          <text:p text:style-name="P3"><text:span text:style-name="T3">As a mobile user, I want to be able to use the built in compass so I can enter the direction and orientation hassle free.</text:span></text:p>
          <draw:enhanced-geometry svg:viewBox="0 0 21600 21600" draw:type="rectangle" draw:enhanced-path="M 0 0 L 21600 0 21600 21600 0 21600 0 0 Z N"/>
        </draw:custom-shape>
        <draw:custom-shape draw:name="Rectangle 7" draw:style-name="gr75" draw:text-style-name="P4" draw:layer="layout" svg:width="27.299cm" svg:height="4.499cm" svg:x="0.11cm" svg:y="9.266cm">
          <text:p text:style-name="P3"><text:span text:style-name="T1">Acceptance Criteria</text:span></text:p>
          <text:p text:style-name="P3"><text:span text:style-name="T1"><text:s/></text:span><text:span text:style-name="T1">When 'Use built in-compass' function is used, direction and orientation values are inputted into appropriate text boxes for potential program uses.</text:span></text:p>
          <draw:enhanced-geometry svg:viewBox="0 0 21600 21600" draw:type="rectangle" draw:enhanced-path="M 0 0 L 21600 0 21600 21600 0 21600 0 0 Z N"/>
        </draw:custom-shape>
        <draw:custom-shape draw:name="Rectangle 10" draw:style-name="gr76" draw:text-style-name="P2" draw:layer="layout" svg:width="1.999cm" svg:height="1.499cm" svg:x="25.41cm" svg:y="0.3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1" draw:style-name="gr77" draw:text-style-name="P2" draw:layer="layout" svg:width="2.199cm" svg:height="1.499cm" svg:x="23.01cm" svg:y="0.3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2" draw:style-name="gr78" draw:text-style-name="P4" draw:layer="layout" svg:width="27.299cm" svg:height="4.499cm" svg:x="0.11cm" svg:y="14.247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79" draw:text-style-name="P2" draw:layer="layout" svg:width="1.999cm" svg:height="1.499cm" svg:x="0.11cm" svg:y="0.305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80" draw:text-style-name="P2" draw:layer="layout" svg:width="20.499cm" svg:height="1.499cm" svg:x="2.31cm" svg:y="0.305cm">
          <text:p text:style-name="P1"><text:span text:style-name="T2">Mobile GPS</text:span></text:p>
          <draw:enhanced-geometry svg:viewBox="0 0 21600 21600" draw:type="rectangle" draw:enhanced-path="M 0 0 L 21600 0 21600 21600 0 21600 0 0 Z N"/>
        </draw:custom-shape>
        <draw:custom-shape draw:name="Rectangle 6" draw:style-name="gr81" draw:text-style-name="P4" draw:layer="layout" svg:width="27.299cm" svg:height="6.499cm" svg:x="0.11cm" svg:y="2.286cm">
          <text:p text:style-name="P3"><text:span text:style-name="T3">As a mobile user, I want to application to use the built in GPS, so it can automatically determine my latitude for solar power calculations.</text:span></text:p>
          <draw:enhanced-geometry svg:viewBox="0 0 21600 21600" draw:type="rectangle" draw:enhanced-path="M 0 0 L 21600 0 21600 21600 0 21600 0 0 Z N"/>
        </draw:custom-shape>
        <draw:custom-shape draw:name="Rectangle 7" draw:style-name="gr82" draw:text-style-name="P4" draw:layer="layout" svg:width="27.299cm" svg:height="4.499cm" svg:x="0.11cm" svg:y="9.266cm">
          <text:p text:style-name="P3"><text:span text:style-name="T1">Acceptance Criteria</text:span></text:p>
          <text:p text:style-name="P3"><text:span text:style-name="T1"><text:s/></text:span><text:span text:style-name="T1">Mobile inputs latitude co-ordinates into system directly or into a text box for editing before calculation.</text:span></text:p>
          <draw:enhanced-geometry svg:viewBox="0 0 21600 21600" draw:type="rectangle" draw:enhanced-path="M 0 0 L 21600 0 21600 21600 0 21600 0 0 Z N"/>
        </draw:custom-shape>
        <draw:custom-shape draw:name="Rectangle 10" draw:style-name="gr83" draw:text-style-name="P2" draw:layer="layout" svg:width="1.999cm" svg:height="1.499cm" svg:x="25.41cm" svg:y="0.3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1" draw:style-name="gr84" draw:text-style-name="P2" draw:layer="layout" svg:width="2.199cm" svg:height="1.499cm" svg:x="23.01cm" svg:y="0.3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2" draw:style-name="gr85" draw:text-style-name="P4" draw:layer="layout" svg:width="27.299cm" svg:height="4.499cm" svg:x="0.11cm" svg:y="14.247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name="Rectangle 3" draw:style-name="gr86" draw:text-style-name="P2" draw:layer="layout" svg:width="1.999cm" svg:height="1.499cm" svg:x="0.109cm" svg:y="0.304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87" draw:text-style-name="P2" draw:layer="layout" svg:width="20.499cm" svg:height="1.499cm" svg:x="2.309cm" svg:y="0.304cm">
          <text:p text:style-name="P1"><text:span text:style-name="T2">Roof angle consequences</text:span></text:p>
          <draw:enhanced-geometry svg:viewBox="0 0 21600 21600" draw:type="rectangle" draw:enhanced-path="M 0 0 L 21600 0 21600 21600 0 21600 0 0 Z N"/>
        </draw:custom-shape>
        <draw:custom-shape draw:name="Rectangle 6" draw:style-name="gr88" draw:text-style-name="P4" draw:layer="layout" svg:width="27.299cm" svg:height="6.499cm" svg:x="0.109cm" svg:y="2.285cm">
          <text:p text:style-name="P3"><text:span text:style-name="T3">As a user, I want the system to account for the angle of my roof, so I can determine whether I need bracing and structure to obtain the optimum angle for solar collection.</text:span></text:p>
          <draw:enhanced-geometry svg:viewBox="0 0 21600 21600" draw:type="rectangle" draw:enhanced-path="M 0 0 L 21600 0 21600 21600 0 21600 0 0 Z N"/>
        </draw:custom-shape>
        <draw:custom-shape draw:name="Rectangle 7" draw:style-name="gr89" draw:text-style-name="P4" draw:layer="layout" svg:width="27.299cm" svg:height="4.499cm" svg:x="0.109cm" svg:y="9.265cm">
          <text:p text:style-name="P3"><text:span text:style-name="T1">Acceptance Criteria</text:span></text:p>
          <text:p text:style-name="P3"><text:span text:style-name="T1"><text:s/></text:span><text:span text:style-name="T1">User can input angle of roof.</text:span></text:p>
          <text:p text:style-name="P3"><text:span text:style-name="T1">System displays a simple 'yes' or 'no' depending of whether or not bracing &amp; structure is needed.</text:span></text:p>
          <draw:enhanced-geometry svg:viewBox="0 0 21600 21600" draw:type="rectangle" draw:enhanced-path="M 0 0 L 21600 0 21600 21600 0 21600 0 0 Z N"/>
        </draw:custom-shape>
        <draw:custom-shape draw:name="Rectangle 10" draw:style-name="gr90" draw:text-style-name="P2" draw:layer="layout" svg:width="1.999cm" svg:height="1.499cm" svg:x="25.409cm" svg:y="0.30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1" draw:style-name="gr91" draw:text-style-name="P2" draw:layer="layout" svg:width="2.199cm" svg:height="1.499cm" svg:x="23.009cm" svg:y="0.30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2" draw:style-name="gr92" draw:text-style-name="P4" draw:layer="layout" svg:width="27.299cm" svg:height="4.499cm" svg:x="0.109cm" svg:y="14.246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name="Rectangle 3" draw:style-name="gr93" draw:text-style-name="P2" draw:layer="layout" svg:width="1.999cm" svg:height="1.499cm" svg:x="0.109cm" svg:y="0.304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94" draw:text-style-name="P2" draw:layer="layout" svg:width="20.499cm" svg:height="1.499cm" svg:x="2.309cm" svg:y="0.304cm">
          <text:p text:style-name="P1"><text:span text:style-name="T2">User Compares Systems</text:span></text:p>
          <draw:enhanced-geometry svg:viewBox="0 0 21600 21600" draw:type="rectangle" draw:enhanced-path="M 0 0 L 21600 0 21600 21600 0 21600 0 0 Z N"/>
        </draw:custom-shape>
        <draw:custom-shape draw:name="Rectangle 6" draw:style-name="gr95" draw:text-style-name="P4" draw:layer="layout" svg:width="27.299cm" svg:height="6.499cm" svg:x="0.109cm" svg:y="2.285cm">
          <text:p text:style-name="P3"><text:span text:style-name="T3">As a customer, I want to be able to compare different solar panel systems, so I can pick the best system for my house.</text:span></text:p>
          <draw:enhanced-geometry svg:viewBox="0 0 21600 21600" draw:type="rectangle" draw:enhanced-path="M 0 0 L 21600 0 21600 21600 0 21600 0 0 Z N"/>
        </draw:custom-shape>
        <draw:custom-shape draw:name="Rectangle 7" draw:style-name="gr96" draw:text-style-name="P4" draw:layer="layout" svg:width="27.299cm" svg:height="4.499cm" svg:x="0.109cm" svg:y="9.265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text:span text:style-name="T1">System displays solar panels efficiency, power yields, and so on for the solar panel/s selected by the customer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97" draw:text-style-name="P2" draw:layer="layout" svg:width="1.999cm" svg:height="1.499cm" svg:x="25.409cm" svg:y="0.30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name="Rectangle 11" draw:style-name="gr98" draw:text-style-name="P2" draw:layer="layout" svg:width="2.199cm" svg:height="1.499cm" svg:x="23.009cm" svg:y="0.30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2" draw:style-name="gr99" draw:text-style-name="P4" draw:layer="layout" svg:width="27.299cm" svg:height="4.499cm" svg:x="0.109cm" svg:y="14.246cm">
          <text:p text:style-name="P3"><text:span text:style-name="T1">Notes</text:span></text:p>
          <text:p text:style-name="P3"><text:span text:style-name="T1"><text:s/></text:span><text:span text:style-name="T1">Define "systems". <text:s/>Manufacturers? Panels? Converters? <text:s/>Batteries? <text:s/>All? Pack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100" draw:text-style-name="P2" draw:layer="layout" svg:width="1.999cm" svg:height="1.499cm" svg:x="0.11cm" svg:y="0.305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101" draw:text-style-name="P2" draw:layer="layout" svg:width="20.499cm" svg:height="1.499cm" svg:x="2.31cm" svg:y="0.305cm">
          <text:p text:style-name="P1"><text:span text:style-name="T2">Cost/Benefit of Bracing</text:span></text:p>
          <draw:enhanced-geometry svg:viewBox="0 0 21600 21600" draw:type="rectangle" draw:enhanced-path="M 0 0 L 21600 0 21600 21600 0 21600 0 0 Z N"/>
        </draw:custom-shape>
        <draw:custom-shape draw:name="Rectangle 6" draw:style-name="gr102" draw:text-style-name="P4" draw:layer="layout" svg:width="27.299cm" svg:height="6.499cm" svg:x="0.11cm" svg:y="2.286cm">
          <text:p text:style-name="P3"><text:span text:style-name="T3">As a buyer, I would like the application to calculate the cost/benefit of adding bracing (if necessary) to obtain an optimal angle for solar collection.</text:span></text:p>
          <draw:enhanced-geometry svg:viewBox="0 0 21600 21600" draw:type="rectangle" draw:enhanced-path="M 0 0 L 21600 0 21600 21600 0 21600 0 0 Z N"/>
        </draw:custom-shape>
        <draw:custom-shape draw:name="Rectangle 7" draw:style-name="gr103" draw:text-style-name="P4" draw:layer="layout" svg:width="27.299cm" svg:height="4.499cm" svg:x="0.11cm" svg:y="9.266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text:span text:style-name="T1">System displays cost of bracing compared to the extra revenue gained from an optimal angle provided by bracing, and tells the user whether or not this is an improvemen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4" draw:text-style-name="P2" draw:layer="layout" svg:width="1.999cm" svg:height="1.499cm" svg:x="25.41cm" svg:y="0.3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name="Rectangle 11" draw:style-name="gr105" draw:text-style-name="P2" draw:layer="layout" svg:width="2.199cm" svg:height="1.499cm" svg:x="23.01cm" svg:y="0.3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2" draw:style-name="gr106" draw:text-style-name="P4" draw:layer="layout" svg:width="27.299cm" svg:height="4.499cm" svg:x="0.11cm" svg:y="14.247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name="Rectangle 3" draw:style-name="gr107" draw:text-style-name="P2" draw:layer="layout" svg:width="1.999cm" svg:height="1.499cm" svg:x="0.109cm" svg:y="0.304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108" draw:text-style-name="P2" draw:layer="layout" svg:width="20.499cm" svg:height="1.499cm" svg:x="2.309cm" svg:y="0.304cm">
          <text:p text:style-name="P1"><text:span text:style-name="T2">User selects simulation range</text:span></text:p>
          <draw:enhanced-geometry svg:viewBox="0 0 21600 21600" draw:type="rectangle" draw:enhanced-path="M 0 0 L 21600 0 21600 21600 0 21600 0 0 Z N"/>
        </draw:custom-shape>
        <draw:custom-shape draw:name="Rectangle 6" draw:style-name="gr109" draw:text-style-name="P4" draw:layer="layout" svg:width="27.299cm" svg:height="6.499cm" svg:x="0.109cm" svg:y="2.285cm">
          <text:p text:style-name="P3"><text:span text:style-name="T3">As a user, I would like the application to allow me to select how many years into the future I want it to estimate my savings.</text:span></text:p>
          <draw:enhanced-geometry svg:viewBox="0 0 21600 21600" draw:type="rectangle" draw:enhanced-path="M 0 0 L 21600 0 21600 21600 0 21600 0 0 Z N"/>
        </draw:custom-shape>
        <draw:custom-shape draw:name="Rectangle 7" draw:style-name="gr110" draw:text-style-name="P4" draw:layer="layout" svg:width="27.299cm" svg:height="4.499cm" svg:x="0.109cm" svg:y="9.265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text:span text:style-name="T1">Amount of years can be input via text box or drop down menu for future calculation, and the system displays results for only that rang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1" draw:text-style-name="P2" draw:layer="layout" svg:width="1.999cm" svg:height="1.499cm" svg:x="25.409cm" svg:y="0.30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name="Rectangle 11" draw:style-name="gr112" draw:text-style-name="P2" draw:layer="layout" svg:width="2.199cm" svg:height="1.499cm" svg:x="23.009cm" svg:y="0.30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2" draw:style-name="gr113" draw:text-style-name="P4" draw:layer="layout" svg:width="27.299cm" svg:height="4.499cm" svg:x="0.109cm" svg:y="14.246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114" draw:text-style-name="P2" draw:layer="layout" svg:width="1.999cm" svg:height="1.499cm" svg:x="0.11cm" svg:y="0.305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115" draw:text-style-name="P2" draw:layer="layout" svg:width="20.499cm" svg:height="1.499cm" svg:x="2.31cm" svg:y="0.305cm">
          <text:p text:style-name="P1"><text:span text:style-name="T2">User specify location</text:span></text:p>
          <draw:enhanced-geometry svg:viewBox="0 0 21600 21600" draw:type="rectangle" draw:enhanced-path="M 0 0 L 21600 0 21600 21600 0 21600 0 0 Z N"/>
        </draw:custom-shape>
        <draw:custom-shape draw:name="Rectangle 6" draw:style-name="gr116" draw:text-style-name="P4" draw:layer="layout" svg:width="27.299cm" svg:height="6.499cm" svg:x="0.11cm" svg:y="2.286cm">
          <text:p text:style-name="P3"><text:span text:style-name="T3">As the user, I would like to be able to specify my location so that the correct local solar data can be entered</text:span></text:p>
          <draw:enhanced-geometry svg:viewBox="0 0 21600 21600" draw:type="rectangle" draw:enhanced-path="M 0 0 L 21600 0 21600 21600 0 21600 0 0 Z N"/>
        </draw:custom-shape>
        <draw:custom-shape draw:name="Rectangle 7" draw:style-name="gr117" draw:text-style-name="P4" draw:layer="layout" svg:width="27.299cm" svg:height="4.499cm" svg:x="0.11cm" svg:y="9.266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text:span text:style-name="T1">System accepts longitude and latitude co-ordinates or addresses via text boxes as location for calculation.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8" draw:text-style-name="P2" draw:layer="layout" svg:width="1.999cm" svg:height="1.499cm" svg:x="25.41cm" svg:y="0.3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1" draw:style-name="gr119" draw:text-style-name="P2" draw:layer="layout" svg:width="2.199cm" svg:height="1.499cm" svg:x="23.01cm" svg:y="0.3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2" draw:style-name="gr120" draw:text-style-name="P4" draw:layer="layout" svg:width="27.299cm" svg:height="4.499cm" svg:x="0.11cm" svg:y="14.247cm">
          <text:p text:style-name="P3"><text:span text:style-name="T1">Notes</text:span></text:p>
          <text:list text:style-name="L2">
            <text:list-item>
              <text:p text:style-name="P3"><text:span text:style-name="T1"><text:s/></text:span><text:span text:style-name="T1">Must help gather data for sun per day, tarrifs, latitude, etc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30" draw:text-style-name="P6" draw:layer="layout" svg:width="1.999cm" svg:height="1.499cm" svg:x="0.11cm" svg:y="0.305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31" draw:text-style-name="P6" draw:layer="layout" svg:width="20.499cm" svg:height="1.499cm" svg:x="2.31cm" svg:y="0.305cm">
          <text:p text:style-name="P1"><text:span text:style-name="T2">Aesthetic</text:span></text:p>
          <draw:enhanced-geometry svg:viewBox="0 0 21600 21600" draw:type="rectangle" draw:enhanced-path="M 0 0 L 21600 0 21600 21600 0 21600 0 0 Z N"/>
        </draw:custom-shape>
        <draw:custom-shape draw:name="Rectangle 6" draw:style-name="gr32" draw:text-style-name="P6" draw:layer="layout" svg:width="27.299cm" svg:height="6.499cm" svg:x="0.11cm" svg:y="2.286cm">
          <text:p text:style-name="P3"><text:span text:style-name="T3">As a buyer, I would like to be able to see photographs of the solar panels, so I can find one that looks best for my roof.</text:span></text:p>
          <draw:enhanced-geometry svg:viewBox="0 0 21600 21600" draw:type="rectangle" draw:enhanced-path="M 0 0 L 21600 0 21600 21600 0 21600 0 0 Z N"/>
        </draw:custom-shape>
        <draw:custom-shape draw:name="Rectangle 7" draw:style-name="gr33" draw:text-style-name="P6" draw:layer="layout" svg:width="27.299cm" svg:height="4.499cm" svg:x="0.11cm" svg:y="9.266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text:span text:style-name="T1">System displays photos of solar panels via a database list. When model/brand is clicked via list, picture is display to the right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34" draw:text-style-name="P6" draw:layer="layout" svg:width="1.999cm" svg:height="1.499cm" svg:x="25.41cm" svg:y="0.3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name="Rectangle 11" draw:style-name="gr35" draw:text-style-name="P6" draw:layer="layout" svg:width="2.199cm" svg:height="1.499cm" svg:x="23.01cm" svg:y="0.30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name="Rectangle 12" draw:style-name="gr36" draw:text-style-name="P6" draw:layer="layout" svg:width="27.299cm" svg:height="4.499cm" svg:x="0.11cm" svg:y="14.247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name="Rectangle 3" draw:style-name="gr121" draw:text-style-name="P2" draw:layer="layout" svg:width="1.999cm" svg:height="1.499cm" svg:x="0.109cm" svg:y="0.304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122" draw:text-style-name="P2" draw:layer="layout" svg:width="20.499cm" svg:height="1.499cm" svg:x="2.309cm" svg:y="0.304cm">
          <text:p text:style-name="P1"><text:span text:style-name="T2">Existing user's efficiency</text:span></text:p>
          <draw:enhanced-geometry svg:viewBox="0 0 21600 21600" draw:type="rectangle" draw:enhanced-path="M 0 0 L 21600 0 21600 21600 0 21600 0 0 Z N"/>
        </draw:custom-shape>
        <draw:custom-shape draw:name="Rectangle 6" draw:style-name="gr123" draw:text-style-name="P4" draw:layer="layout" svg:width="27.299cm" svg:height="6.499cm" svg:x="0.109cm" svg:y="2.285cm">
          <text:p text:style-name="P3"><text:span text:style-name="T3">As an existing owner I want to compare my average daily electricity generation with the estimated amount that should be generated by my system so that I can determine if there may be problems with my installation.</text:span></text:p>
          <draw:enhanced-geometry svg:viewBox="0 0 21600 21600" draw:type="rectangle" draw:enhanced-path="M 0 0 L 21600 0 21600 21600 0 21600 0 0 Z N"/>
        </draw:custom-shape>
        <draw:custom-shape draw:name="Rectangle 7" draw:style-name="gr124" draw:text-style-name="P4" draw:layer="layout" svg:width="27.299cm" svg:height="4.499cm" svg:x="0.109cm" svg:y="9.265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text:span text:style-name="T1">'Average daily electricity generation' and 'potential electricity generation' are both displayed in kW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5" draw:text-style-name="P2" draw:layer="layout" svg:width="1.999cm" svg:height="1.499cm" svg:x="25.409cm" svg:y="0.30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name="Rectangle 11" draw:style-name="gr126" draw:text-style-name="P2" draw:layer="layout" svg:width="2.199cm" svg:height="1.499cm" svg:x="23.009cm" svg:y="0.30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name="Rectangle 12" draw:style-name="gr127" draw:text-style-name="P4" draw:layer="layout" svg:width="27.299cm" svg:height="4.499cm" svg:x="0.109cm" svg:y="14.246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3.388cm" svg:height="4.082cm" svg:x="2.064cm" svg:y="5.918cm" presentation:class="title" presentation:placeholder="true">
          <draw:text-box/>
        </draw:frame>
        <draw:frame presentation:style-name="pr2" draw:layer="layout" svg:width="24.764cm" svg:height="12.572cm" svg:x="1.375cm" svg:y="4.457cm" presentation:class="outline" presentation:placeholder="true">
          <draw:text-box/>
        </draw:frame>
        <draw:custom-shape draw:name="Rectangle 3" draw:style-name="gr128" draw:text-style-name="P2" draw:layer="layout" svg:width="1.999cm" svg:height="1.499cm" svg:x="0.11cm" svg:y="0.305cm">
          <text:p text:style-name="P1"><text:span text:style-name="T1">Story ID</text:span></text:p>
          <draw:enhanced-geometry svg:viewBox="0 0 21600 21600" draw:type="rectangle" draw:enhanced-path="M 0 0 L 21600 0 21600 21600 0 21600 0 0 Z N"/>
        </draw:custom-shape>
        <draw:custom-shape draw:name="Rectangle 5" draw:style-name="gr129" draw:text-style-name="P2" draw:layer="layout" svg:width="20.499cm" svg:height="1.499cm" svg:x="2.31cm" svg:y="0.305cm">
          <text:p text:style-name="P1"><text:span text:style-name="T2">Story Title</text:span></text:p>
          <draw:enhanced-geometry svg:viewBox="0 0 21600 21600" draw:type="rectangle" draw:enhanced-path="M 0 0 L 21600 0 21600 21600 0 21600 0 0 Z N"/>
        </draw:custom-shape>
        <draw:custom-shape draw:name="Rectangle 6" draw:style-name="gr130" draw:text-style-name="P4" draw:layer="layout" svg:width="27.299cm" svg:height="6.499cm" svg:x="0.11cm" svg:y="2.286cm">
          <text:p text:style-name="P3"><text:span text:style-name="T3">As a … I want … so that …</text:span></text:p>
          <draw:enhanced-geometry svg:viewBox="0 0 21600 21600" draw:type="rectangle" draw:enhanced-path="M 0 0 L 21600 0 21600 21600 0 21600 0 0 Z N"/>
        </draw:custom-shape>
        <draw:custom-shape draw:name="Rectangle 7" draw:style-name="gr131" draw:text-style-name="P4" draw:layer="layout" svg:width="27.299cm" svg:height="4.499cm" svg:x="0.11cm" svg:y="9.266cm">
          <text:p text:style-name="P3"><text:span text:style-name="T1">Acceptance Criteria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0" draw:style-name="gr132" draw:text-style-name="P2" draw:layer="layout" svg:width="1.999cm" svg:height="1.499cm" svg:x="25.41cm" svg:y="0.305cm">
          <text:p text:style-name="P1"><text:span text:style-name="T1">Story Points</text:span></text:p>
          <draw:enhanced-geometry svg:viewBox="0 0 21600 21600" draw:type="rectangle" draw:enhanced-path="M 0 0 L 21600 0 21600 21600 0 21600 0 0 Z N"/>
        </draw:custom-shape>
        <draw:custom-shape draw:name="Rectangle 11" draw:style-name="gr133" draw:text-style-name="P2" draw:layer="layout" svg:width="2.199cm" svg:height="1.499cm" svg:x="23.01cm" svg:y="0.305cm">
          <text:p text:style-name="P1"><text:span text:style-name="T1">Priority</text:span></text:p>
          <draw:enhanced-geometry svg:viewBox="0 0 21600 21600" draw:type="rectangle" draw:enhanced-path="M 0 0 L 21600 0 21600 21600 0 21600 0 0 Z N"/>
        </draw:custom-shape>
        <draw:custom-shape draw:name="Rectangle 12" draw:style-name="gr134" draw:text-style-name="P4" draw:layer="layout" svg:width="27.299cm" svg:height="4.499cm" svg:x="0.11cm" svg:y="14.247cm">
          <text:p text:style-name="P3"><text:span text:style-name="T1">Notes</text:span></text:p>
          <text:list text:style-name="L2">
            <text:list-item>
              <text:p text:style-name="P3"><text:span text:style-name="T1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3.388cm" svg:height="4.082cm" svg:x="2.064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6.42cm" svg:height="1.013cm" svg:x="1.376cm" svg:y="17.657cm" presentation:class="date-time" presentation:user-transformed="true">
        <draw:text-box>
          <text:p text:style-name="MP5"><text:span text:style-name="MT3"><text:date style:data-style-name="D1" text:date-value="2012-08-20">20/08/12</text:date></text:span></text:p>
        </draw:text-box>
      </draw:frame>
      <draw:frame draw:name="Footer Placeholder 4" presentation:style-name="Mpr2" draw:text-style-name="MP7" draw:layer="backgroundobjects" svg:width="8.713cm" svg:height="1.013cm" svg:x="9.402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42cm" svg:height="1.013cm" svg:x="19.72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4.764cm" svg:height="12.572cm" svg:x="1.375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0T11:08:52.34</dc:date>
    <meta:generator>OpenOffice.org/3.3$Win32 OpenOffice.org_project/330m20$Build-9567</meta:generator>
    <meta:editing-duration>P1DT23H17M9S</meta:editing-duration>
    <meta:editing-cycles>2</meta:editing-cycles>
    <meta:document-statistic meta:object-count="223"/>
  </office:meta>
</office:document-meta>
</file>